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a8835" officeooo:paragraph-rsid="00010690"/>
    </style:style>
    <style:style style:name="P2" style:family="paragraph" style:parent-style-name="Standard">
      <style:text-properties officeooo:rsid="001f1c7c" officeooo:paragraph-rsid="00010690"/>
    </style:style>
    <style:style style:name="P3" style:family="paragraph" style:parent-style-name="Standard">
      <style:text-properties officeooo:rsid="00010690" officeooo:paragraph-rsid="00010690"/>
    </style:style>
    <style:style style:name="P4" style:family="paragraph" style:parent-style-name="Title">
      <style:text-properties officeooo:paragraph-rsid="00010690"/>
    </style:style>
    <style:style style:name="T1" style:family="text">
      <style:text-properties officeooo:rsid="000106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t</text:p>
      <text:p text:style-name="P2">Version 0.1.0</text:p>
      <text:p text:style-name="P3">Sugestões e Melhorias</text:p>
      <text:p text:style-name="P2">Danilo Almeida</text:p>
      <text:p text:style-name="P2"><text:a xlink:type="simple" xlink:href="mailto:paioniu@gmail.com" text:style-name="Internet_20_link" text:visited-style-name="Visited_20_Internet_20_Link">paioniu@gmail.com</text:a></text:p>
      <text:p text:style-name="P1">Manaus, <text:span text:style-name="T1">11</text:span> de Maio de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3:07:41.788553994</meta:creation-date>
    <dc:date>2019-05-12T00:10:30.451827201</dc:date>
    <meta:editing-duration>PT52M38S</meta:editing-duration>
    <meta:editing-cycles>1</meta:editing-cycles>
    <meta:document-statistic meta:table-count="0" meta:image-count="0" meta:object-count="0" meta:page-count="1" meta:paragraph-count="6" meta:word-count="15" meta:character-count="95" meta:non-whitespace-character-count="86"/>
    <meta:generator>LibreOffice/6.1.4.2$Linux_X86_64 LibreOffice_project/9d0f32d1f0b509096fd65e0d4bec26ddd1938fd3</meta:generator>
  </office:meta>
</office:document-meta>
</file>